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times" svg:font-family="times" style:font-family-generic="roman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  <style:text-properties style:font-name="times" style:rfc-language-tag="mn-Cyrl-MN" fo:language="mn" fo:script="Cyrl" fo:country="MN"/>
    </style:style>
    <style:style style:name="P2" style:family="paragraph" style:parent-style-name="Text_20_body" style:list-style-name="L1">
      <style:text-properties style:font-name="times" style:rfc-language-tag="mn-Cyrl-MN" fo:language="mn" fo:script="Cyrl" fo:country="MN"/>
    </style:style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>
      <style:paragraph-properties fo:margin-top="0in" fo:margin-bottom="0in" style:contextual-spacing="false"/>
      <style:text-properties style:font-name="times" style:rfc-language-tag="mn-Cyrl-MN" fo:language="mn" fo:script="Cyrl" fo:country="MN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4">
      <style:text-properties style:font-name="times" style:rfc-language-tag="mn-Cyrl-MN" fo:language="mn" fo:script="Cyrl" fo:country="MN"/>
    </style:style>
    <style:style style:name="P10" style:family="paragraph" style:parent-style-name="Text_20_body" style:list-style-name="L5">
      <style:paragraph-properties fo:margin-top="0in" fo:margin-bottom="0in" style:contextual-spacing="false"/>
      <style:text-properties style:font-name="times" style:rfc-language-tag="mn-Cyrl-MN" fo:language="mn" fo:script="Cyrl" fo:country="MN"/>
    </style:style>
    <style:style style:name="P11" style:family="paragraph" style:parent-style-name="Text_20_body" style:list-style-name="L5">
      <style:text-properties style:font-name="times" style:rfc-language-tag="mn-Cyrl-MN" fo:language="mn" fo:script="Cyrl" fo:country="MN"/>
    </style:style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6">
      <style:paragraph-properties fo:margin-top="0in" fo:margin-bottom="0in" style:contextual-spacing="false"/>
      <style:text-properties style:font-name="times" style:rfc-language-tag="mn-Cyrl-MN" fo:language="mn" fo:script="Cyrl" fo:country="MN"/>
    </style:style>
    <style:style style:name="P14" style:family="paragraph" style:parent-style-name="Text_20_body" style:list-style-name="L6"/>
    <style:style style:name="P15" style:family="paragraph" style:parent-style-name="Text_20_body" style:list-style-name="L7">
      <style:paragraph-properties fo:margin-top="0in" fo:margin-bottom="0in" style:contextual-spacing="false"/>
      <style:text-properties style:font-name="times" style:rfc-language-tag="mn-Cyrl-MN" fo:language="mn" fo:script="Cyrl" fo:country="MN"/>
    </style:style>
    <style:style style:name="P16" style:family="paragraph" style:parent-style-name="Text_20_body" style:list-style-name="L7">
      <style:text-properties style:font-name="times" style:rfc-language-tag="mn-Cyrl-MN" fo:language="mn" fo:script="Cyrl" fo:country="MN"/>
    </style:style>
    <style:style style:name="P17" style:family="paragraph" style:parent-style-name="Text_20_body" style:list-style-name="L8">
      <style:paragraph-properties fo:margin-top="0in" fo:margin-bottom="0in" style:contextual-spacing="false"/>
      <style:text-properties style:font-name="times" style:rfc-language-tag="mn-Cyrl-MN" fo:language="mn" fo:script="Cyrl" fo:country="MN"/>
    </style:style>
    <style:style style:name="P18" style:family="paragraph" style:parent-style-name="Text_20_body" style:list-style-name="L8">
      <style:text-properties style:font-name="times" style:rfc-language-tag="mn-Cyrl-MN" fo:language="mn" fo:script="Cyrl" fo:country="MN"/>
    </style:style>
    <style:style style:name="P19" style:family="paragraph" style:parent-style-name="Text_20_body" style:list-style-name="L9">
      <style:text-properties style:font-name="times" style:rfc-language-tag="mn-Cyrl-MN" fo:language="mn" fo:script="Cyrl" fo:country="MN"/>
    </style:style>
    <style:style style:name="P20" style:family="paragraph" style:parent-style-name="Text_20_body">
      <style:text-properties style:font-name="times" style:rfc-language-tag="mn-Cyrl-MN" fo:language="mn" fo:script="Cyrl" fo:country="MN"/>
    </style:style>
    <style:style style:name="P21" style:family="paragraph" style:parent-style-name="Standard">
      <style:text-properties style:font-name="times" style:rfc-language-tag="mn-Cyrl-MN" fo:language="mn" fo:script="Cyrl" fo:country="MN"/>
    </style:style>
    <style:style style:name="P22" style:family="paragraph" style:parent-style-name="Standard">
      <style:paragraph-properties fo:text-align="center" style:justify-single-word="false"/>
      <style:text-properties style:font-name="times" fo:font-size="14pt" style:rfc-language-tag="mn-Cyrl-MN" fo:language="mn" fo:script="Cyrl" fo:country="MN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" fo:font-size="14pt" style:rfc-language-tag="mn-Cyrl-MN" fo:language="mn" fo:script="Cyrl" fo:country="MN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" fo:font-size="14pt" style:rfc-language-tag="mn-Cyrl-MN" fo:language="mn" fo:script="Cyrl" fo:country="MN" fo:font-weight="bold" officeooo:rsid="001a69c5" officeooo:paragraph-rsid="001a69c5" style:font-size-asian="14pt" style:font-weight-asian="bold" style:font-size-complex="14pt" style:font-weight-complex="bold"/>
    </style:style>
    <style:style style:name="P25" style:family="paragraph" style:parent-style-name="Text_20_body" style:list-style-name="L10">
      <style:paragraph-properties fo:margin-top="0in" fo:margin-bottom="0in" style:contextual-spacing="false"/>
    </style:style>
    <style:style style:name="P26" style:family="paragraph" style:parent-style-name="Text_20_body" style:list-style-name="L11">
      <style:paragraph-properties fo:margin-top="0in" fo:margin-bottom="0in" style:contextual-spacing="false"/>
    </style:style>
    <style:style style:name="P27" style:family="paragraph" style:parent-style-name="Text_20_body" style:list-style-name="L12"/>
    <style:style style:name="P28" style:family="paragraph" style:parent-style-name="Standard">
      <style:paragraph-properties fo:text-align="start" style:justify-single-word="false"/>
      <style:text-properties officeooo:paragraph-rsid="001a69c5"/>
    </style:style>
    <style:style style:name="P29" style:family="paragraph" style:parent-style-name="Heading_20_3">
      <style:text-properties officeooo:paragraph-rsid="001b5742"/>
    </style:style>
    <style:style style:name="P30" style:family="paragraph" style:parent-style-name="Text_20_body" style:list-style-name="L13">
      <style:paragraph-properties fo:margin-top="0in" fo:margin-bottom="0in" style:contextual-spacing="false">
        <style:tab-stops>
          <style:tab-stop style:position="0.3862in"/>
        </style:tab-stops>
      </style:paragraph-properties>
    </style:style>
    <style:style style:name="P31" style:family="paragraph" style:parent-style-name="Text_20_body" style:list-style-name="L13">
      <style:paragraph-properties fo:margin-top="0in" fo:margin-bottom="0in" style:contextual-spacing="false"/>
    </style:style>
    <style:style style:name="P32" style:family="paragraph" style:parent-style-name="Text_20_body" style:list-style-name="L13"/>
    <style:style style:name="P33" style:family="paragraph" style:parent-style-name="Heading_20_3">
      <style:paragraph-properties fo:keep-with-next="always"/>
      <style:text-properties officeooo:paragraph-rsid="001b5742"/>
    </style:style>
    <style:style style:name="P34" style:family="paragraph" style:parent-style-name="Text_20_body" style:list-style-name="L14">
      <style:paragraph-properties fo:margin-top="0in" fo:margin-bottom="0in" style:contextual-spacing="false"/>
    </style:style>
    <style:style style:name="P35" style:family="paragraph" style:parent-style-name="Text_20_body" style:list-style-name="L14"/>
    <style:style style:name="P36" style:family="paragraph" style:parent-style-name="Text_20_body" style:list-style-name="L15">
      <style:paragraph-properties fo:margin-top="0in" fo:margin-bottom="0in" style:contextual-spacing="false"/>
    </style:style>
    <style:style style:name="P37" style:family="paragraph" style:parent-style-name="Text_20_body" style:list-style-name="L15"/>
    <style:style style:name="P38" style:family="paragraph" style:parent-style-name="Text_20_body" style:list-style-name="L16">
      <style:paragraph-properties fo:margin-top="0in" fo:margin-bottom="0in" style:contextual-spacing="false"/>
    </style:style>
    <style:style style:name="P39" style:family="paragraph" style:parent-style-name="Text_20_body" style:list-style-name="L16"/>
    <style:style style:name="T1" style:family="text">
      <style:text-properties style:font-name="times" style:rfc-language-tag="mn-Cyrl-MN" fo:language="mn" fo:script="Cyrl" fo:country="MN"/>
    </style:style>
    <style:style style:name="T2" style:family="text">
      <style:text-properties style:font-name="times" fo:font-size="12pt" style:rfc-language-tag="mn-Cyrl-MN" fo:language="mn" fo:script="Cyrl" fo:country="MN" fo:font-weight="normal" style:font-size-asian="12pt" style:font-weight-asian="normal" style:font-size-complex="12pt" style:font-weight-complex="normal"/>
    </style:style>
    <style:style style:name="T3" style:family="text">
      <style:text-properties style:font-name="times" fo:font-size="12pt" style:rfc-language-tag="mn-Cyrl-MN" fo:language="mn" fo:script="Cyrl" fo:country="MN" officeooo:rsid="001b5742" style:font-size-asian="12pt" style:font-size-complex="12pt"/>
    </style:style>
    <style:style style:name="T4" style:family="text">
      <style:text-properties style:font-name="times" fo:font-size="12pt" style:rfc-language-tag="mn-Cyrl-MN" fo:language="mn" fo:script="Cyrl" fo:country="MN" style:font-size-asian="12pt" style:font-size-complex="12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">1. </text:span><text:span text:style-name="Strong_20_Emphasis"><text:span text:style-name="T1">Төслийг төлөвлөх</text:span></text:span></text:h>
      <text:list text:style-name="L1">
        <text:list-item>
          <text:p text:style-name="P1">Системийн гол зорилго, шаардлагыг тодорхойлох. </text:p>
        </text:list-item>
        <text:list-item>
          <text:p text:style-name="P2">Технологийн стэкийг сонгох: Frontend (React), Backend (Node.js + Express), Database (MongoDB / MySQL).</text:p>
        </text:list-item>
      </text:list>
      <text:h text:style-name="Heading_20_3" text:outline-level="3"><text:span text:style-name="T1">2. </text:span><text:span text:style-name="Strong_20_Emphasis"><text:span text:style-name="T1">Системийн бүтэц болон функцүүдийг тодорхойлох</text:span></text:span></text:h>
      <text:list text:style-name="L2">
        <text:list-item>
          <text:p text:style-name="P3"><text:span text:style-name="Strong_20_Emphasis"><text:span text:style-name="T1">Үндсэн функцууд</text:span></text:span><text:span text:style-name="T1">: Бараа бүтээгдэхүүний бүртгэл, жагсаалт, засварлах, устгах. </text:span></text:p>
        </text:list-item>
        <text:list-item>
          <text:p text:style-name="P4"><text:span text:style-name="Strong_20_Emphasis"><text:span text:style-name="T1">Мэдээллийн бүтэц</text:span></text:span><text:span text:style-name="T1">: Бараа бүтээгдэхүүний мэдээллийг хадгалах формат (жишээ нь: нэр, ангилал, үнэ, хэмжээ, тайлбар). </text:span></text:p>
        </text:list-item>
      </text:list>
      <text:h text:style-name="Heading_20_3" text:outline-level="3"><text:span text:style-name="T1">3. </text:span><text:span text:style-name="Strong_20_Emphasis"><text:span text:style-name="T1">Backend (Server Side) хөгжүүлэлт</text:span></text:span></text:h>
      <text:list text:style-name="L3">
        <text:list-item>
          <text:p text:style-name="P5"><text:span text:style-name="Strong_20_Emphasis"><text:span text:style-name="T1">Node.js + Express</text:span></text:span><text:span text:style-name="T1"> ашиглан сервер тохируулах. </text:span></text:p>
        </text:list-item>
        <text:list-item>
          <text:p text:style-name="P5"><text:span text:style-name="Strong_20_Emphasis"><text:span text:style-name="T1">MongoDB / MySQL</text:span></text:span><text:span text:style-name="T1"> мэдээллийн санг тохируулах. </text:span></text:p>
        </text:list-item>
        <text:list-item>
          <text:p text:style-name="P6">RESTful API гаргах: </text:p>
          <text:list>
            <text:list-item>
              <text:p text:style-name="P5"><text:span text:style-name="Source_20_Text"><text:span text:style-name="T1">POST /api/products</text:span></text:span><text:span text:style-name="T1">: Бараа бүтээгдэхүүн нэмэх </text:span></text:p>
            </text:list-item>
            <text:list-item>
              <text:p text:style-name="P5"><text:span text:style-name="Source_20_Text"><text:span text:style-name="T1">GET /api/products</text:span></text:span><text:span text:style-name="T1">: Бараа бүтээгдэхүүнүүдийн жагсаалт авах </text:span></text:p>
            </text:list-item>
            <text:list-item>
              <text:p text:style-name="P5"><text:span text:style-name="Source_20_Text"><text:span text:style-name="T1">GET /api/products/:id</text:span></text:span><text:span text:style-name="T1">: Бараа бүтээгдэхүүний мэдээлэл авах </text:span></text:p>
            </text:list-item>
            <text:list-item>
              <text:p text:style-name="P5"><text:span text:style-name="Source_20_Text"><text:span text:style-name="T1">PUT /api/products/:id</text:span></text:span><text:span text:style-name="T1">: Бараа бүтээгдэхүүний мэдээлэл засах </text:span></text:p>
            </text:list-item>
            <text:list-item>
              <text:p text:style-name="P7"><text:span text:style-name="Source_20_Text"><text:span text:style-name="T1">DELETE /api/products/:id</text:span></text:span><text:span text:style-name="T1">: Бараа бүтээгдэхүүнийг устгах. </text:span></text:p>
            </text:list-item>
          </text:list>
        </text:list-item>
      </text:list>
      <text:h text:style-name="Heading_20_3" text:outline-level="3"><text:span text:style-name="T1">4. </text:span><text:span text:style-name="Strong_20_Emphasis"><text:span text:style-name="T1">Frontend (UI) хөгжүүлэлт</text:span></text:span></text:h>
      <text:list text:style-name="L4">
        <text:list-item>
          <text:p text:style-name="P8"><text:span text:style-name="Strong_20_Emphasis"><text:span text:style-name="T1">React</text:span></text:span><text:span text:style-name="T1"> ашиглан хэрэглэгчийн интерфэйсийг хөгжүүлэх. </text:span></text:p>
        </text:list-item>
        <text:list-item>
          <text:p text:style-name="P8"><text:span text:style-name="Strong_20_Emphasis"><text:span text:style-name="T1">Axios / Fetch</text:span></text:span><text:span text:style-name="T1"> ашиглан API-тай холбогдож, мэдээлэл авах/илгээх. </text:span></text:p>
        </text:list-item>
        <text:list-item>
          <text:p text:style-name="P8"><text:span text:style-name="Strong_20_Emphasis"><text:span text:style-name="T1">Material-UI / Ant Design</text:span></text:span><text:span text:style-name="T1"> ашиглан хялбар, үзэмжтэй UI хийх. </text:span></text:p>
        </text:list-item>
        <text:list-item>
          <text:p text:style-name="P9">Бараа бүтээгдэхүүний жагсаалт, мэдээлэл харах, шинэчлэх, устгах гэсэн функцуудыг оруулах. </text:p>
        </text:list-item>
      </text:list>
      <text:h text:style-name="Heading_20_3" text:outline-level="3"><text:span text:style-name="T1">5. </text:span><text:span text:style-name="Strong_20_Emphasis"><text:span text:style-name="T1">Системийн функцуудыг нэгтгэх</text:span></text:span></text:h>
      <text:list text:style-name="L5">
        <text:list-item>
          <text:p text:style-name="P10">Frontend болон Backend-ийг хооронд нь холбох. </text:p>
        </text:list-item>
        <text:list-item>
          <text:p text:style-name="P11">Бараа бүтээгдэхүүний мэдээллийг серверээс авах, шинэчлэх, устгах үйлдлийг хэрэглэгчийн интерфэйс дээр үзүүлэх. </text:p>
        </text:list-item>
      </text:list>
      <text:h text:style-name="Heading_20_3" text:outline-level="3"><text:span text:style-name="T1">6. </text:span><text:span text:style-name="Strong_20_Emphasis"><text:span text:style-name="T1">Тест хийх</text:span></text:span></text:h>
      <text:list text:style-name="L6">
        <text:list-item>
          <text:p text:style-name="P12"><text:span text:style-name="Strong_20_Emphasis"><text:span text:style-name="T1">Unit тест</text:span></text:span><text:span text:style-name="T1"> болон </text:span><text:span text:style-name="Strong_20_Emphasis"><text:span text:style-name="T1">API тестүүд</text:span></text:span><text:span text:style-name="T1"> хийх: </text:span></text:p>
          <text:list>
            <text:list-item>
              <text:p text:style-name="P13">Бараа бүтээгдэхүүн нэмэх, засах, устгах болон жагсаалт авах үйлдлийг тестлэх. </text:p>
            </text:list-item>
            <text:list-item>
              <text:p text:style-name="P13">Бүх үйлдлүүдийн хариу зөв байна уу гэдгийг шалгах. </text:p>
            </text:list-item>
          </text:list>
        </text:list-item>
        <text:list-item>
          <text:p text:style-name="P14"><text:span text:style-name="Strong_20_Emphasis"><text:span text:style-name="T1">Frontend UI тест</text:span></text:span><text:span text:style-name="T1">: Хэрэглэгчийн интерфэйс нь хариу үйлдлүүдтэй, хэрэглэгчийн таатай харилцан үйл ажиллагааг хангаж байгаа эсэхийг шалгах. </text:span></text:p>
        </text:list-item>
      </text:list>
      <text:h text:style-name="Heading_20_3" text:outline-level="3"><text:span text:style-name="T1">7. </text:span><text:span text:style-name="Strong_20_Emphasis"><text:span text:style-name="T1">Үр дүн гаргах болон сайжруулах</text:span></text:span></text:h>
      <text:list text:style-name="L7">
        <text:list-item>
          <text:p text:style-name="P15">Програмыг ажиллуулж, бүх функцуудыг зөв ажиллаж байгаа эсэхийг шалгах. </text:p>
        </text:list-item>
        <text:list-item>
          <text:p text:style-name="P15"><text:soft-page-break/>Хэрэглэгчийн туршлага сайжруулах үүднээс UI-г сайжруулах. </text:p>
        </text:list-item>
        <text:list-item>
          <text:p text:style-name="P16">Бага хэмжээний хэрэглэгчид ашиглуулж, системийн хурд, гүйцэтгэлийг шалгах. </text:p>
        </text:list-item>
      </text:list>
      <text:h text:style-name="Heading_20_3" text:outline-level="3"><text:span text:style-name="T1">8. </text:span><text:span text:style-name="Strong_20_Emphasis"><text:span text:style-name="T1">Төслийг барих, хуваарилах</text:span></text:span></text:h>
      <text:list text:style-name="L8">
        <text:list-item>
          <text:p text:style-name="P17">Програмыг үүсгэх, сервер дээр байрлуулах. </text:p>
        </text:list-item>
        <text:list-item>
          <text:p text:style-name="P18">Вэб хостинг эсвэл cloud service (жишээ нь, Heroku, AWS) ашиглан фронтэнд болон бэкэндийг хуваарилах. </text:p>
        </text:list-item>
      </text:list>
      <text:h text:style-name="Heading_20_3" text:outline-level="3"><text:span text:style-name="T1">9. </text:span><text:span text:style-name="Strong_20_Emphasis"><text:span text:style-name="T1">Үр дүнгийн тайлан гаргах</text:span></text:span></text:h>
      <text:list text:style-name="L9">
        <text:list-item>
          <text:p text:style-name="P19">Хөгжүүлсэн системийн тайланг гаргаж, төслийг танилцуулах. </text:p>
        </text:list-item>
      </text:list>
      <text:p text:style-name="P20">Энэ дараалал нь системийг хөгжүүлэх энгийн бөгөөд үр дүнтэй процессийг дагаж болно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2">Бараа бүтээгдэхүүний мэдээллийг бүртгэх систем</text:p>
      <text:p text:style-name="P23"/>
      <text:p text:style-name="P24">1. Системийн гол зорилго</text:p>
      <text:list text:style-name="L10">
        <text:list-item>
          <text:p text:style-name="P25"><text:span text:style-name="Strong_20_Emphasis"><text:span text:style-name="T2">Бараа бүтээгдэхүүний мэдээллийг үр дүнтэй, эмх цэгцтэй бүртгэх.</text:span></text:span></text:p>
        </text:list-item>
        <text:list-item>
          <text:p text:style-name="P25"><text:span text:style-name="Strong_20_Emphasis"><text:span text:style-name="T2">Хэрэглэгчид барааны мэдээллийг амархан удирдах боломж олгох.</text:span></text:span></text:p>
        </text:list-item>
      </text:list>
      <text:list text:style-name="L11">
        <text:list-item>
          <text:p text:style-name="P26"><text:span text:style-name="Strong_20_Emphasis"><text:span text:style-name="T2">Өгөгдлийг хурдан шүүх, хайх, шинэчлэх, устгах үйлдлүүдийг хялбар болгох.</text:span></text:span></text:p>
        </text:list-item>
      </text:list>
      <text:list text:style-name="L12">
        <text:list-item>
          <text:p text:style-name="P27"><text:span text:style-name="Strong_20_Emphasis"><text:span text:style-name="T2">Мэдээллийн бүрэн бүтэн байдал, аюулгүй байдлыг хангах.</text:span></text:span></text:p>
        </text:list-item>
      </text:list>
      <text:p text:style-name="P28"><text:span text:style-name="Strong_20_Emphasis"><text:span text:style-name="T3">1.2 </text:span></text:span><text:span text:style-name="Strong_20_Emphasis"><text:span text:style-name="T4">Системийн ерөнхий шаардлага</text:span></text:span></text:p>
      <text:h text:style-name="P29" text:outline-level="3"><text:span text:style-name="Strong_20_Emphasis"><text:span text:style-name="T5">Функционал шаардлага</text:span></text:span></text:h>
      <text:list text:style-name="L13">
        <text:list-item>
          <text:p text:style-name="P30"><text:span text:style-name="Strong_20_Emphasis">Бараа нэмэх:</text:span></text:p>
          <text:list>
            <text:list-item>
              <text:p text:style-name="P31">Шинэ барааны нэр, код, ангилал, үнэ, хэмжээ (тоо ширхэг), тайлбар гэх мэт мэдээллийг бүртгэх.</text:p>
            </text:list-item>
          </text:list>
        </text:list-item>
        <text:list-item>
          <text:p text:style-name="P31"><text:span text:style-name="Strong_20_Emphasis">Бараа засах:</text:span></text:p>
          <text:list>
            <text:list-item>
              <text:p text:style-name="P31">Одоо байгаа барааны мэдээллийг засварлах боломжтой байх.</text:p>
            </text:list-item>
          </text:list>
        </text:list-item>
        <text:list-item>
          <text:p text:style-name="P31"><text:span text:style-name="Strong_20_Emphasis">Бараа устгах:</text:span></text:p>
          <text:list>
            <text:list-item>
              <text:p text:style-name="P31">Хуучин эсвэл хэрэгцээгүй болсон барааны мэдээллийг устгах.</text:p>
            </text:list-item>
          </text:list>
        </text:list-item>
        <text:list-item>
          <text:p text:style-name="P31"><text:span text:style-name="Strong_20_Emphasis">Барааг шүүх, хайх:</text:span></text:p>
          <text:list>
            <text:list-item>
              <text:p text:style-name="P31">Барааны нэр, ангилал эсвэл үнэ зэргээр хайлт хийх, шүүх функцтэй байх.</text:p>
            </text:list-item>
          </text:list>
        </text:list-item>
        <text:list-item>
          <text:p text:style-name="P31"><text:span text:style-name="Strong_20_Emphasis">Тайлан гаргах:</text:span></text:p>
          <text:list>
            <text:list-item>
              <text:p text:style-name="P31">Барааны үлдэгдэл, нийт тоо хэмжээ, нийт өртөг зэрэг статистик мэдээллийг үзүүлэх.</text:p>
            </text:list-item>
          </text:list>
        </text:list-item>
        <text:list-item>
          <text:p text:style-name="P31"><text:span text:style-name="Strong_20_Emphasis">Олон хэрэглэгчийн удирдлага:</text:span></text:p>
          <text:list>
            <text:list-item>
              <text:p text:style-name="P32">Системд өөр өөр эрхтэй хэрэглэгчид нэвтрэх боломжтой байх (жишээ нь, админ, хэрэглэгч гэх мэт).</text:p>
            </text:list-item>
          </text:list>
        </text:list-item>
      </text:list>
      <text:h text:style-name="P33" text:outline-level="3"><text:span text:style-name="Strong_20_Emphasis"><text:span text:style-name="T5">Технологийн шаардлага</text:span></text:span></text:h>
      <text:list text:style-name="L14">
        <text:list-item>
          <text:p text:style-name="P34"><text:span text:style-name="Strong_20_Emphasis">Вэб дээр суурилсан систем:</text:span></text:p>
          <text:list>
            <text:list-item>
              <text:p text:style-name="P34">React, JavaScript framework ашиглах.</text:p>
            </text:list-item>
            <text:list-item>
              <text:p text:style-name="P34">Backend талд Node.js ашиглах.</text:p>
            </text:list-item>
          </text:list>
        </text:list-item>
        <text:list-item>
          <text:p text:style-name="P34"><text:span text:style-name="Strong_20_Emphasis">Мэдээллийн сан:</text:span></text:p>
          <text:list>
            <text:list-item>
              <text:p text:style-name="P34">Барааны өгөгдлийг хадгалах зориулалтаар MongoDB ашиглах.</text:p>
            </text:list-item>
          </text:list>
        </text:list-item>
        <text:list-item>
          <text:p text:style-name="P34"><text:span text:style-name="Strong_20_Emphasis">API харилцаа:</text:span></text:p>
          <text:list>
            <text:list-item>
              <text:p text:style-name="P35">RESTful эсвэл GraphQL API ашиглан Frontend ба Backend хооронд харилцах.</text:p>
            </text:list-item>
          </text:list>
        </text:list-item>
      </text:list>
      <text:h text:style-name="Heading_20_3" text:outline-level="3">2. <text:span text:style-name="Strong_20_Emphasis">UI бүтцийн төлөвлөлт</text:span></text:h>
      <text:p text:style-name="Text_20_body"><text:span text:style-name="Strong_20_Emphasis">Үндсэн хуудсууд:</text:span></text:p>
      <text:list text:style-name="L15">
        <text:list-item>
          <text:p text:style-name="P36"><text:span text:style-name="Strong_20_Emphasis">Нүүр хуудас:</text:span> Бараа бүтээгдэхүүний жагсаалт харах, хайх, шүүх.</text:p>
        </text:list-item>
        <text:list-item>
          <text:p text:style-name="P36"><text:span text:style-name="Strong_20_Emphasis">Шинэ бараа нэмэх:</text:span> Барааны мэдээллийг оруулах.</text:p>
        </text:list-item>
        <text:list-item>
          <text:p text:style-name="P36"><text:span text:style-name="Strong_20_Emphasis">Бараа засах:</text:span> Одоо байгаа барааны мэдээллийг засварлах.</text:p>
        </text:list-item>
        <text:list-item>
          <text:p text:style-name="P37"><text:span text:style-name="Strong_20_Emphasis">Дэлгэрэнгүй хуудас:</text:span> Барааны тухай нарийвчилсан мэдээлэл.</text:p>
        </text:list-item>
      </text:list>
      <text:p text:style-name="Text_20_body"/>
      <text:p text:style-name="Text_20_body"/>
      <text:p text:style-name="Text_20_body"><text:soft-page-break/><text:span text:style-name="Strong_20_Emphasis">UI компонентууд:</text:span></text:p>
      <text:list text:style-name="L16">
        <text:list-item>
          <text:p text:style-name="P38"><text:span text:style-name="Strong_20_Emphasis">Navbar:</text:span> Системийн үндсэн хэсгүүд рүү шилжих навигацийн цэс.</text:p>
        </text:list-item>
        <text:list-item>
          <text:p text:style-name="P38"><text:span text:style-name="Strong_20_Emphasis">Product List:</text:span> Барааны жагсаалт болон хайх, шүүх функцууд.</text:p>
        </text:list-item>
        <text:list-item>
          <text:p text:style-name="P38"><text:span text:style-name="Strong_20_Emphasis">Product Form:</text:span> Бараа нэмэх/засахад ашиглах хэлбэр маягт.</text:p>
        </text:list-item>
        <text:list-item>
          <text:p text:style-name="P39"><text:span text:style-name="Strong_20_Emphasis">Modal:</text:span> Барааны мэдээлэл устгахыг баталгаажуулах жижиг цонх.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mn-Cyrl-MN" fo:language="mn" fo:script="Cyrl" fo:country="M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style:rfc-language-tag="mn-Cyrl-MN" fo:language="mn" fo:script="Cyrl" fo:country="M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mn" number:transliteration-country="MN">
      <number:number number:decimal-places="0" number:min-decimal-places="0" number:min-integer-digits="1"/>
    </number:number-style>
    <number:number-style style:name="N109" loext:transliteration-spellout="capitalize cardinal" number:transliteration-language="mn" number:transliteration-country="MN">
      <number:number number:decimal-places="0" number:min-decimal-places="0" number:min-integer-digits="1"/>
    </number:number-style>
    <number:number-style style:name="N110" loext:transliteration-spellout="title cardinal" number:transliteration-language="mn" number:transliteration-country="MN">
      <number:number number:decimal-places="0" number:min-decimal-places="0" number:min-integer-digits="1"/>
    </number:number-style>
    <number:number-style style:name="N111" loext:transliteration-spellout="upper cardinal" number:transliteration-language="mn" number:transliteration-country="MN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mn" number:transliteration-country="MN">
      <number:number number:decimal-places="0" number:min-decimal-places="0" number:min-integer-digits="1"/>
    </number:number-style>
    <number:number-style style:name="N116" loext:transliteration-spellout="title USD" number:transliteration-language="mn" number:transliteration-country="MN">
      <number:number number:decimal-places="2" number:min-decimal-places="2" number:min-integer-digits="1"/>
    </number:number-style>
    <number:number-style style:name="N117" loext:transliteration-spellout="upper USD" number:transliteration-language="mn" number:transliteration-country="MN">
      <number:number number:decimal-places="0" number:min-decimal-places="0" number:min-integer-digits="1"/>
    </number:number-style>
    <number:number-style style:name="N118" loext:transliteration-spellout="upper USD" number:transliteration-language="mn" number:transliteration-country="MN">
      <number:number number:decimal-places="2" number:min-decimal-places="2" number:min-integer-digits="1"/>
    </number:number-style>
    <number:date-style style:name="N11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20:35:59.633758331</meta:creation-date>
    <dc:date>2024-12-14T21:31:37.329366028</dc:date>
    <meta:editing-duration>PT20M48S</meta:editing-duration>
    <meta:editing-cycles>1</meta:editing-cycles>
    <meta:document-statistic meta:table-count="0" meta:image-count="0" meta:object-count="0" meta:page-count="4" meta:paragraph-count="77" meta:word-count="556" meta:character-count="3939" meta:non-whitespace-character-count="3492"/>
    <meta:generator>LibreOffice/24.8.3.2$Linux_X86_64 LibreOffice_project/e14c9fdd1f585efcbb2c5363087a99d20928d522</meta:generator>
  </office:meta>
</office:document-meta>
</file>